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Ubuntu,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18cm"/>
        </style:tab-stops>
      </style:paragraph-properties>
      <style:text-properties fo:font-weight="bold" style:font-weight-asian="bold" style:font-weight-complex="bold"/>
    </style:style>
    <style:style style:name="P2" style:family="paragraph" style:parent-style-name="Standard">
      <style:paragraph-properties fo:text-align="justify" style:justify-single-word="false">
        <style:tab-stops>
          <style:tab-stop style:position="3.18cm"/>
        </style:tab-stops>
      </style:paragraph-properties>
      <style:text-properties fo:font-weight="bold" officeooo:rsid="0007f5b4" officeooo:paragraph-rsid="0007f5b4" style:font-weight-asian="bold" style:font-weight-complex="bold"/>
    </style:style>
    <style:style style:name="P3" style:family="paragraph" style:parent-style-name="Standard">
      <style:paragraph-properties fo:text-align="justify" style:justify-single-word="false">
        <style:tab-stops>
          <style:tab-stop style:position="3.18cm"/>
        </style:tab-stops>
      </style:paragraph-properties>
      <style:text-properties fo:font-weight="bold" officeooo:rsid="0007f5b4" officeooo:paragraph-rsid="0007f5b4" fo:background-color="transparent" style:font-weight-asian="bold" style:font-weight-complex="bold"/>
    </style:style>
    <style:style style:name="P4" style:family="paragraph" style:parent-style-name="Standard">
      <style:paragraph-properties fo:text-align="justify" style:justify-single-word="false">
        <style:tab-stops>
          <style:tab-stop style:position="3.18cm"/>
        </style:tab-stops>
      </style:paragraph-properties>
      <style:text-properties fo:font-weight="bold" officeooo:rsid="0027d399" officeooo:paragraph-rsid="0027d399" fo:background-color="transparent" style:font-weight-asian="bold" style:font-weight-complex="bold"/>
    </style:style>
    <style:style style:name="P5" style:family="paragraph" style:parent-style-name="Standard">
      <style:paragraph-properties fo:text-align="justify" style:justify-single-word="false">
        <style:tab-stops>
          <style:tab-stop style:position="3.18cm"/>
        </style:tab-stops>
      </style:paragraph-properties>
      <style:text-properties fo:font-weight="normal" officeooo:rsid="0007f5b4" officeooo:paragraph-rsid="0007f5b4" style:font-weight-asian="normal" style:font-weight-complex="normal"/>
    </style:style>
    <style:style style:name="P6" style:family="paragraph" style:parent-style-name="Standard">
      <style:paragraph-properties fo:text-align="justify" style:justify-single-word="false">
        <style:tab-stops>
          <style:tab-stop style:position="3.18cm"/>
        </style:tab-stops>
      </style:paragraph-properties>
      <style:text-properties fo:font-weight="normal" officeooo:rsid="0007f5b4" officeooo:paragraph-rsid="0007f5b4" fo:background-color="transparent" style:font-weight-asian="normal" style:font-weight-complex="normal"/>
    </style:style>
    <style:style style:name="P7" style:family="paragraph" style:parent-style-name="Standard">
      <style:paragraph-properties fo:text-align="justify" style:justify-single-word="false">
        <style:tab-stops>
          <style:tab-stop style:position="3.18cm"/>
        </style:tab-stops>
      </style:paragraph-properties>
      <style:text-properties fo:font-weight="normal" officeooo:rsid="0007f5b4" officeooo:paragraph-rsid="001985f4" fo:background-color="transparent" style:font-weight-asian="normal" style:font-weight-complex="normal"/>
    </style:style>
    <style:style style:name="P8" style:family="paragraph" style:parent-style-name="Standard">
      <style:paragraph-properties fo:text-align="justify" style:justify-single-word="false">
        <style:tab-stops>
          <style:tab-stop style:position="3.18cm"/>
        </style:tab-stops>
      </style:paragraph-properties>
      <style:text-properties fo:font-weight="normal" officeooo:rsid="0027d399" officeooo:paragraph-rsid="0027d399" fo:background-color="transparent" style:font-weight-asian="normal" style:font-weight-complex="normal"/>
    </style:style>
    <style:style style:name="P9" style:family="paragraph" style:parent-style-name="Standard">
      <style:paragraph-properties fo:text-align="justify" style:justify-single-word="false">
        <style:tab-stops>
          <style:tab-stop style:position="3.18cm"/>
        </style:tab-stops>
      </style:paragraph-properties>
      <style:text-properties fo:font-weight="normal" officeooo:rsid="0027d399" officeooo:paragraph-rsid="0027d399" fo:background-color="#ff4500" style:font-weight-asian="normal" style:font-weight-complex="normal"/>
    </style:style>
    <style:style style:name="T1" style:family="text">
      <style:text-properties fo:background-color="#ff4500" loext:char-shading-value="0"/>
    </style:style>
    <style:style style:name="T2" style:family="text">
      <style:text-properties fo:background-color="#ff4500" loext:char-shading-value="0"/>
    </style:style>
    <style:style style:name="T3" style:family="text">
      <style:text-properties officeooo:rsid="00082a65"/>
    </style:style>
    <style:style style:name="T4" style:family="text">
      <style:text-properties fo:font-weight="bold" style:font-weight-asian="bold" style:font-weight-complex="bold"/>
    </style:style>
    <style:style style:name="T5" style:family="text">
      <style:text-properties fo:background-color="#ff0000" loext:char-shading-value="0"/>
    </style:style>
    <style:style style:name="T6" style:family="text">
      <style:text-properties fo:background-color="#dc143c" loext:char-shading-value="0"/>
    </style:style>
    <style:style style:name="T7" style:family="text">
      <style:text-properties officeooo:rsid="0020825d" fo:background-color="#dc143c" loext:char-shading-value="0"/>
    </style:style>
    <style:style style:name="T8" style:family="text">
      <style:text-properties officeooo:rsid="000f31ab"/>
    </style:style>
    <style:style style:name="T9" style:family="text">
      <style:text-properties fo:color="#ce181e"/>
    </style:style>
    <style:style style:name="T10" style:family="text">
      <style:text-properties officeooo:rsid="0020825d"/>
    </style:style>
    <style:style style:name="T11" style:family="text">
      <style:text-properties fo:background-color="#ce181e" loext:char-shading-value="0"/>
    </style:style>
    <style:style style:name="T12" style:family="text">
      <style:text-properties officeooo:rsid="0020825d" fo:background-color="#ce18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R. Henderson: contribuciones a la predicción del mérito genético</text:p>
      <text:p text:style-name="P1"/>
      <text:p text:style-name="P2">INTRODUCCIÓN</text:p>
      <text:p text:style-name="P5"/>
      <text:p text:style-name="P5">C. R. Henderson se inspiró significativamente en el artículo de 1933 de J. L. Lush, “The Bull Index Problem in the Light of Modern Genetics” (36). <text:span text:style-name="T2">Este documento proporcionó los desafíos a Henderson para la derivación de BLUP, sus tres métodos de estimación de componentes de varianza y los métodos de sesgo de selección. El artículo de Lush se caracterizó por suposiciones detalladas asociadas con modelos o métodos particulares. Este rasgo fue heredado por Henderson ya que todas sus publicaciones y escritos contienen suposiciones y condiciones precisas y consistentes bajo las cuales los modelos y la metodología son aplicables.</text:span></text:p>
      <text:p text:style-name="P6"/>
      <text:p text:style-name="P6">El objetivo de este artículo es esbozar los principales logros de Henderson en las evaluaciones genéticas de los animales, con especial énfasis en los problemas que quedan por resolver. Se observan mejoras a estos métodos proporcionados por otros investigadores.</text:p>
      <text:p text:style-name="P6"/>
      <text:p text:style-name="P3">Ecuaciones <text:span text:style-name="T3">del</text:span> modelo BLUP y mixtas</text:p>
      <text:p text:style-name="P6"/>
      <text:p text:style-name="P6"><text:span text:style-name="T4">Desarrollo historico.</text:span> <text:span text:style-name="T1">El descubrimiento de BLUP y las ecuaciones de modelos mixtos (MME) por parte de Henderson fue el resultado de un problema que le asignaron en una clase de estadística (39).</text:span> Henderson resolvió el problema utilizando los métodos de capacidad de producción más probables de Lush. <text:span text:style-name="T1">Esto condujo a su trabajo de tesis, que intentó combinar las teorías de los mínimos cuadrados y el índice de selección en la estimación de las habilidades generales, específicas y maternales en cerdos (9).</text:span> <text:span text:style-name="T6">Los MME se presentaron por primera vez en 1949 (10, 11). </text:span>Sin embargo, la demostración de que las soluciones para los efectos fijos eran las mismas que las obtenidas de las ecuaciones de mínimos cuadrados generalizados no se produjo hasta 1956 con la ayuda de Searle y no se publicó hasta 1959 (33). La prueba de que las soluciones para los efectos aleatorios eran las mismas que el criterio del índice de selección con soluciones de mínimos cuadrados generalizados para los efectos ked utilizados como media también se derivó en 1956, pero nuevamente no se publicó hasta 1963, casi 2 años después de que se presentó originalmente (13). <text:span text:style-name="T6">Goldberger (8) publicó el término BLUP en 1962.</text:span> Esta historia se resume en el documento Lush Symposium de 1973 de Henderson (15).</text:p>
      <text:p text:style-name="P6"/>
      <text:p text:style-name="P6"><text:span text:style-name="T4">El problema de la predicción.</text:span> Sea un modelo lineal mixto general</text:p>
      <text:p text:style-name="P6"/>
      <text:p text:style-name="P6">…</text:p>
      <text:p text:style-name="P6"/>
      <text:p text:style-name="P6">donde y es el vector de observación, X es una matriz nxp fija conocida con rango r, p es un vector fijo desconocido, Z es una matriz ked conocida, u y e son variables vectoriales aleatorias no observables con medias nulas, y el siguiente estructura de varianza-covarianza:</text:p>
      <text:p text:style-name="P6"/>
      <text:p text:style-name="P6">…</text:p>
      <text:p text:style-name="P6"/>
      <text:p text:style-name="P6">donde G y R son conocidos y no singulares. Los criadores de animales casi siempre asumen que un modelo lineal es apropiado, y en muchas situaciones esto es cierto. Sin embargo, no se debe ignorar la posibilidad de que los modelos no lineales sean mejores en algunas situaciones (2). La metodología no lineal puede ser compleja de implementar y, por lo tanto, la definición de "mejor" y una medida de cuánto "mejor" determinarán con qué facilidad se implementan los métodos no lineales, si es que se implementan.</text:p>
      <text:p text:style-name="P6"/>
      <text:p text:style-name="P6"><text:soft-page-break/>Para obtener BLUP, nos gustaría predecir una función lineal de p y u, digamos K'P + M'u, mediante una función lineal de y, Fy, tal que la expectativa de F'y sea igual a la expectativa de K'B + Mu y que se minimicen las varianzas del error de predicción en (F'y - K'P - M'u). Se supone que K'P es estimable. Si las derivadas de una función de la varianza de la matriz de error de predicción, que incorpora una matriz multiplicadora de LaGrange para forzar la imparcialidad, se igualan a cero, entonces se obtiene una solución para F. El predictor es</text:p>
      <text:p text:style-name="P6"/>
      <text:p text:style-name="P6">…</text:p>
      <text:p text:style-name="P6"/>
      <text:p text:style-name="P6">donde B y 0 son soluciones del MME de Henderson:</text:p>
      <text:p text:style-name="P6"/>
      <text:p text:style-name="P6">…</text:p>
      <text:p text:style-name="P6"/>
      <text:p text:style-name="P6"><text:span text:style-name="T6">La representación matricial general en [3] abarca modelos de toros, modelos animales y modelos de rasgos múltiples, cada uno de los cuales ha sido presentado y discutido por Henderson (15, 16, 17, 21, 23, 29, 34).</text:span> <text:span text:style-name="T6">Aunque el término "modelo animal" se hizo popular a partir de Quaas y Pollack (43), Henderson ciertamente escribió y discutió sobre los modelos animales en su crianza de animales en Cornell a principios de la década de 1970 y antes (12)</text:span>. , fue la primera aplicación práctica de [3] en la Comparación de toros de IA del noreste Aproximadamente 1200 toros de IA Holstein fueron evaluados por una serie de programas de computadora escritos por Henderson para una computadora IBM 360 de 128 kb.</text:p>
      <text:p text:style-name="P6"/>
      <text:p text:style-name="P6"><text:span text:style-name="T6">Las ecuaciones [3] se forman sin necesidad de conocer la distribución de y. Para la prueba de hipótesis o la estimación de los componentes de la varianza por máxima verosimilitud o REML, comúnmente se asume la normalidad. Sin embargo, las matrices de (co)varianza, G y R, se suponen conocidas, no singulares y definidas positivas.</text:span> Gianola et al. (6) han descrito métodos para usar cuando G y R no se conocen, y Henderson ha proporcionado algoritmos computacionales para el caso en que G o R o ambos son singulares (15, 23).</text:p>
      <text:p text:style-name="P6"/>
      <text:p text:style-name="P6"><text:span text:style-name="T6">Los aspectos informáticos de la construcción de MME siempre intrigaron a Henderson. Introdujo el concepto de modelos equivalentes en un intento de simplificar la computación o la comprensión de varios modelos.</text:span> Se dice que dos modelos son equivalentes si dan la misma matriz de expectativa y covarianza de y (25). <text:span text:style-name="T6">Un ejemplo es el modelo animal reducido, que es útil para situaciones en las que hay muchas crías para el apareamiento, como en el caso de los cerdos, o en las que se mantienen muy pocos individuos como padres de futuros animales (45). Henderson también describió el uso de un modelo que tiene un efecto de interacción toro por rebaño para dar cuenta de una correlación ambiental entre medios hermanos en el mismo rebaño (15).</text:span> Schaeffer y Henderson (47) derivaron BLUP para modelos donde Cov(u,e) no es nulo, y demostraron que para tales modelos se podría escribir un modelo equivalente en el que la matriz de covarianza entre el vector aleatorio del modelo y el vector residual es nulo.</text:p>
      <text:p text:style-name="P6"/>
      <text:p text:style-name="P6">Incorporación de <text:span text:style-name="T8">inform</text:span>a<text:span text:style-name="T8">c</text:span>ion Previo. Otro problema de predicción considerado por Henderson es predecir K’P + M‘u mediante F’y + SIP*, tal que</text:p>
      <text:p text:style-name="P6"/>
      <text:p text:style-name="P6">…</text:p>
      <text:p text:style-name="P6"/>
      <text:p text:style-name="P6">El vector S'p* es una estimación previa no sesgada de S'p que se supone estimable e independiente de y y V(p*) = P, que no es singular. Los MME resultantes de este problema son</text:p>
      <text:p text:style-name="P6"/>
      <text:p text:style-name="P6"><text:soft-page-break/>…</text:p>
      <text:p text:style-name="P6"/>
      <text:p text:style-name="P6"><text:span text:style-name="T6">Por lo tanto, podrían incorporarse estimaciones previas de efectos fijos, como diferencias de raza, diferencias de edad al parto y diferencias de sexo.</text:span> Tenga en cuenta que si P1 es nulo, entonces la solución para p se deriva totalmente de los datos, y si los elementos de P-1 son grandes, entonces las soluciones se vuelven similares a los valores anteriores.</text:p>
      <text:p text:style-name="P6"/>
      <text:p text:style-name="P6"><text:span text:style-name="T1">Gianola y Fernando (4) derivaron ecuaciones similares en un contexto bayesiano en el que no es necesario distinguir entre factores fijos y aleatorios.</text:span> Sus ecuaciones fueron</text:p>
      <text:p text:style-name="P6"/>
      <text:p text:style-name="P6">…</text:p>
      <text:p text:style-name="P6"/>
      <text:p text:style-name="P7">Los lados derechos de las Ecuaciones [5] también contienen información previa sobre u. Si no existe información previa para p* y u* = 0, entonces [SI se reduce a [3], el MME habitual.</text:p>
      <text:p text:style-name="P7"/>
      <text:p text:style-name="P7">Las ecuaciones [5] podrían ser útiles para las evaluaciones dentro del rebaño en las que los valores genéticos de los ancestros a partir de un análisis de los datos de todos los rebaños podrían incorporarse a las ecuaciones para un rebaño determinado. Esto difiere del enfoque de Henderson, quien usó la teoría del índice de selección (19) para obtener modificaciones tanto en la matriz de coeficientes como en los lados derechos de [3] para su uso en la evaluación de vacas lecheras dentro del rebaño (51).</text:p>
      <text:p text:style-name="P7"/>
      <text:p text:style-name="P7"><text:span text:style-name="T4">Predicción sesgada.</text:span> <text:span text:style-name="T6">En 1987, Henderson enfatizó la posibilidad de que los predictores imparciales no sean esenciales (27, 28); es decir, puede existir un predictor sesgado que tenga un error cuadrático medio más pequeño que un predictor no sesgado. Henderson describió BLUP (23) y obtuvo las siguientes ecuaciones</text:span>:</text:p>
      <text:p text:style-name="P7"/>
      <text:p text:style-name="P7">…</text:p>
      <text:p text:style-name="P6"/>
      <text:p text:style-name="P6">donde X se dividió en (XI Xd. fl' = (pi $z), y P = Mi, de modo que pi =P&lt;, y es un valor anterior de p2. Henderson señaló que las soluciones para pi resultan de [6 ] eran proporcionales a h, el vector de priores utilizado para formar P, y esta propiedad se consideró indeseable.</text:p>
      <text:p text:style-name="P6"/>
      <text:p text:style-name="P6"><text:span text:style-name="T1">Los métodos bayesianos (3) pueden ser preferibles al uso de las ecuaciones [6] y pueden producir mejores soluciones que BLUP en el sentido de un error cuadrático medio más pequeño.</text:span> También se pueden formar estimadores sesgados simplemente agregando una constante a los elementos diagonales del MME para factores fijos en el modelo. Si estimadores sesgados se van a utilizar, entonces se necesitan métodos para medir el sesgo y calcular los errores cuadráticos medios (30). Si se puede demostrar que el sesgo en un estimador es pequeño, entonces la publicación de predictores sesgados del mérito genético de los individuos debería ser aceptable para los productores, pero puede tener ramificaciones legales.</text:p>
      <text:p text:style-name="P6"/>
      <text:p text:style-name="P3">Matrices de relación del numerador</text:p>
      <text:p text:style-name="P6"/>
      <text:p text:style-name="P6"><text:span text:style-name="T4">Desarrollo historico.</text:span> <text:span text:style-name="T6">El segundo descubrimiento más importante de Henderson fue un método rápido para calcular el inverso de la matriz de relaciones del numerador a partir de una lista de pedigríes individuales de una población no endogámica (20).</text:span> El modelo de comparación de toros AI del noreste se cambió en febrero de 1975 para incorporar relaciones entre toros basadas en sus ancestros de padre y abuelo materno (MGS). <text:span text:style-name="T1">Aunque el uso de relaciones genéticas aditivas fue un gran paso adelante en las evaluaciones genéticas, surgieron varios problemas nuevos (35, 41, 43)</text:span>.</text:p>
      <text:p text:style-name="P6"><text:soft-page-break/></text:p>
      <text:p text:style-name="P6"><text:span text:style-name="T1">El primer problema encontrado fue el efecto de las relaciones en las soluciones de grupos genéticos.</text:span> Las diferencias de grupo para sementales de IA y años de entrada fueron de menor magnitud en el modelo con relaciones que en el modelo sin relaciones. Henderson sostuvo que si hubiera habido información genealógica completa sobre cada toro para que cada toro pudiera rastrearse hasta la misma generación base "fija", entonces las diferencias de grupo deberían haber sido cercanas a cero. Sin embargo, debido a que las relaciones se basaron únicamente en la información del padre y MGS, Pollak y Quaas (41) demostraron que las soluciones grupales reflejaban diferencias en los diferenciales de selección en el lado femenino de los pedigríes.</text:p>
      <text:p text:style-name="P6"/>
      <text:p text:style-name="P6">Quaas (42) resolvió la contabilidad de la consanguinidad en el inverso de la matriz de relaciones con un algoritmo que requería que los grados se ordenaran cronológicamente. Tier (50) ideó un método rápido para calcular las relaciones del numerador (antes de la inversión) que incluye los coeficientes de consanguinidad. El algoritmo será muy útil para monitorear las tasas de consanguinidad, especialmente en poblaciones pequeñas. Una vez que se conoce el coeficiente de consanguinidad, el cálculo de los elementos inversos correctos sigue directamente.</text:p>
      <text:p text:style-name="P6"/>
      <text:p text:style-name="P6"><text:span text:style-name="T9">La tasa de convergencia de esquemas iterativos para obtener soluciones a las ecuaciones del modelo mixto cambió con la incorporación de matrices de relación.</text:span> Sin la matriz de relación, las soluciones para toros se lograron comúnmente después de 15 rondas de iteración a partir de valores iniciales de cero. Debido a los elementos adicionales fuera de la diagonal en la parte toro por toro del MME de la inversa de la matriz de relación, el de rondas de iteraciones necesarias aumentó El número de rondas de iteraciones para alcanzar la convergencia con el modelo animal también aumentó porque los elementos diagonales del MME eran! ya no es dominante en las diagonales. Las estrategias de cómputo para resolver MME han cambiado desde el modelo paterno p gramos original de Henderson. La tridiagmalización, las técnicas de matrices dispersas, la iteración de datos y los factores de relajación son procedimientos que los criadores de animales deben utilizar en la actualidad (38). Además, puede haber manipulaciones inteligentes del MME, como las de Quaas (44), para simplificar los cálculos.</text:p>
      <text:p text:style-name="P6"/>
      <text:p text:style-name="P6"><text:span text:style-name="T4">Agrupación genética de animales.</text:span> <text:span text:style-name="T6">Los mayores problemas en la utilización de relaciones genéticas aditivas, en la práctica, son la incapacidad de rastrear el pedig</text:span><text:span text:style-name="T7">rí</text:span><text:span text:style-name="T6"> de cada animal hasta una generación base común, y asegurar que los animales de la población base representen un grupo no seleccionado de individuos.</text:span> <text:span text:style-name="T6">Henderson demostró que si los animales de la población base resultaron de la selección, entonces la inversa de la matriz de relaciones debería modificarse para tener en cuenta la selección (24, 31). Sin embargo, Henderson descubrió que las soluciones de MME que ignoraban los animales base seleccionados eran las mismas que las soluciones que tenían en cuenta los animales base seleccionados, pero instó a extremar la precaución al interpretar las soluciones.</text:span> McAUister et al. (37) han utilizado la inversa modificada de la matriz de dación en un estudio de un experimento diseñado.</text:p>
      <text:p text:style-name="P6"/>
      <text:p text:style-name="P6"><text:span text:style-name="T11">La falta de pedigríes completos de todos los animales que se remontan a la misma generación base común y no seleccionada requiere la asignación de animales a grupos genéticos.</text:span> <text:span text:style-name="T1">Westell et al. (52) y Quaas (43) propusieron el uso de padres fantasmas que luego pueden agruparse por año de nacimiento de su progenie o de alguna otra manera arbitraria. La incorporación de los grupos de padres fantasma en el MME se logra con una ligera modificación a las reglas de Henderson para calcular la inversa de la matriz de relaciones.</text:span> Para cada animal necesitamos m, el número de padres desconocidos, luego x = 4/(m + 2), y sumamos x al elemento diagonal del animal, -4 2 al animal por elementos padre (o grupo padre), y 44 a los elementos diagonales principales y fuera de la diagonal. <text:span text:style-name="T1">Las soluciones para los efectos genéticos aditivos animales en el MME son estimaciones de funciones de los efectos de grupo para los animales más sus efectos genéticos aditivos (como desviaciones de la media del grupo). La </text:span><text:soft-page-break/><text:span text:style-name="T1">función de los efectos de gmup incluidos en la solución de cada animal depende del pedigrí particular de ese animal</text:span>.</text:p>
      <text:p text:style-name="P6"/>
      <text:p text:style-name="P6"><text:span text:style-name="T1">Si los padres faltantes se agrupan de acuerdo con el sexo y el año de nacimiento de su descendencia, y si las madres y los toros desconocidos se agrupan por separado, entonces algunas de las ecuaciones de grupo serán las mismas o casi las mismas, lo que resultará en una matriz de coeficiente singular en el MME</text:span>. Determinar qué funciones de los efectos de grupo son estimables puede no ser sencillo. Kennedy (comunicación personal) ha propuesto escalonar los grupos de años para padres y madres desconocidos para romper la confusión de las ecuaciones de grupos fantasma. Asumir diferentes intervalos generacionales para el padre y la madre también puede eliminar este problema (Van Vleck, comunicación personal). Para animales con ambos padres desconocidos, tanto el padre como la madre también podrían asignarse al mismo grupo fantasma (Wiggans, comunicación personal).</text:p>
      <text:p text:style-name="P6"/>
      <text:p text:style-name="P6"><text:span text:style-name="T1">A continuación se presenta un nuevo método para tratar con animales base seleccionados y pedigríes incompletos. Según Henderson (31). la inversa modificada de la matriz de relaciones y el concepto de agrupación fantasma de Westell et al. (52) demostraron estar directamente relacionados. La nueva propuesta es dejar que cada animal fantasma sea su propio grupo, y se supone que tienen solo una descendencia cada uno. Además, cada animal se remonta a una generación base en la que se supone que todos los animales no están seleccionados (con animales fantasma insertados donde sea necesario). Para dar cuenta de los animales fantasma seleccionados después de la generación 0, es necesario utilizar las reglas de Quaas (43) para formar la inversa modificada de Henderson de la matriz de relaciones. Cada animal fantasma sería tratado como un animal real y sus dos padres serían animales fantasma. Así, los animales fantasmas, en esta propuesta, serían efectos aleatorios</text:span>.</text:p>
      <text:p text:style-name="P6"/>
      <text:p text:style-name="P6"><text:span text:style-name="T1">Si la generación base está a 50 generaciones de los animales actuales, entonces el archivo genealógico podría contener una gran cantidad de animales fantasma. Afortunadamente, no hay necesidad de construir el inverso para todos los animales reales y fantasmas en el archivo genealógico. Los animales fantasmas pueden ser absorbidos por animales reales. Esto conduce a un conjunto simple de reglas para crear el inverso modificado "absorbido" apropiado de la matriz de relaciones solo para animales reales. Sin embargo, para cada animal real, con uno o ambos padres desconocidos, se debe conocer el número de generaciones eliminadas de la generación 0.</text:span> Considere el pedigrí de ejemplo en la Figura 1; los animales fantasmas se denotan con números y los animales reales se denotan con letras. Los animales 5 a 16 forman la generación 0 en este ejemplo. Ahora construya la siguiente tabla de información sobre cada animal real donde M es el número de padres desconocidos y t es el número de generaciones eliminadas de la base.</text:p>
      <text:p text:style-name="P6"/>
      <text:p text:style-name="P6">…</text:p>
      <text:p text:style-name="P6"/>
      <text:p text:style-name="P6"><text:span text:style-name="T1">La parte difícil de este método es definir la generación base y determinar el número de generaciones que cada animal se elimina de la base. Será necesario hacer suposiciones sobre los intervalos generacionales promedio para padres de toros, padres de vacas, madres de toros y madres de VACAS como en Westell et al. (52).</text:span> Para las poblaciones de ganado dajr de América del Norte, una generación base apropiada puede ser la de los animales nacidos antes de 1945. Tenga en cuenta que a medida que t, el número de generaciones extraídas de la base, aumenta w = (2'- 1)/(2t+1 - 1) se aproxima el valor .5. Por lo tanto, cualquier animal nuevo que aparezca en los datos en 1990 simplemente podría suponerse que está alejado de muchas generaciones de la base en lugar de tratar de contar el número de generaciones. <text:span text:style-name="T1">Se necesita más estudio de este método ya que puede haber problemas al iterar una solución porque algunos de los elementos diagonales de la matriz de relación inversa pueden terminar siendo menores que uno como en el ejemplo anterior</text:span>.</text:p>
      <text:p text:style-name="P6"><text:soft-page-break/></text:p>
      <text:p text:style-name="P4">CONCLUSIONES</text:p>
      <text:p text:style-name="P8"/>
      <text:p text:style-name="P8"><text:span text:style-name="T1">Este artículo se ha concentrado en las contribuciones a la evaluación genética de animales de C. R. Henderson. Cubrir cada detalle de cada contribución significativa produciría un libro (23). La contribución más importante fue BLUP y el MME. Casi toda la investigación sobre cría de animales hoy en día se basa en estos métodos.</text:span> Sin embargo, incluso Henderson cuestionó si deberíamos continuar requiriendo que los predictores sean imparciales.</text:p>
      <text:p text:style-name="P8"/>
      <text:p text:style-name="P8"><text:span text:style-name="T1">El descubrimiento de un método para obtener la inversa de la matriz de relación genética aditiva fue igualmente importante y útil. Esto condujo a la aplicación de modelos animales a las evaluaciones genéticas y a la investigación de efectos genéticos no aditivos. </text:span>Es necesario resolver la contabilidad de la consanguinidad y los animales base seleccionados, y la idoneidad de los grupos de padres fantasma con respecto a las matrices de relaciones genéticas aditivas y no aditivas.</text:p>
      <text:p text:style-name="P8"/>
      <text:p text:style-name="P8"><text:span text:style-name="T1">Henderson hizo numerosas contribuciones al área de los efectos de la selección en las evaluaciones genéticas.</text:span> Esta área de investigación será importante pero difícil en la próxima década. La estimación de parámetros genéticos y valores genéticos a partir de datos sujetos a selección será una preocupación importante (11, 46). Una clave serán las descripciones precisas del proceso de muestreo, las reglas de selección y el modelo de selección asumido.</text:p>
      <text:p text:style-name="P8"/>
      <text:p text:style-name="P9">Varias contribuciones importantes que cubren una amplia gama de temas y tienen un gran impacto en los campos de la cría de animales y las estadísticas han sido el resultado de los esfuerzos de un hombre, C. R. Henderson. La ciencia aplicada de la cría de animales siempre estará en deuda con é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Ubuntu,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9:53:21.928773135</meta:creation-date>
    <meta:generator>LibreOffice/6.0.7.3$Linux_X86_64 LibreOffice_project/00m0$Build-3</meta:generator>
    <dc:date>2022-02-03T12:01:11.301134121</dc:date>
    <meta:editing-duration>PT1H36M53S</meta:editing-duration>
    <meta:editing-cycles>32</meta:editing-cycles>
    <meta:document-statistic meta:table-count="0" meta:image-count="0" meta:object-count="0" meta:page-count="6" meta:paragraph-count="48" meta:word-count="3188" meta:character-count="19385" meta:non-whitespace-character-count="16245"/>
  </office:meta>
</office:document-meta>
</file>